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03da3" officeooo:paragraph-rsid="00103da3"/>
    </style:style>
    <style:style style:name="P2" style:family="paragraph" style:parent-style-name="Standard">
      <style:text-properties officeooo:rsid="0011fb91" officeooo:paragraph-rsid="0011fb91"/>
    </style:style>
    <style:style style:name="P3" style:family="paragraph" style:parent-style-name="Standard">
      <style:text-properties officeooo:rsid="001333f6" officeooo:paragraph-rsid="001333f6"/>
    </style:style>
    <style:style style:name="P4" style:family="paragraph" style:parent-style-name="Standard">
      <style:text-properties officeooo:rsid="00103da3" officeooo:paragraph-rsid="00103da3"/>
    </style:style>
    <style:style style:name="P5" style:family="paragraph" style:parent-style-name="Standard">
      <style:text-properties officeooo:rsid="00103da3" officeooo:paragraph-rsid="00236c65"/>
    </style:style>
    <style:style style:name="P6" style:family="paragraph" style:parent-style-name="Standard">
      <style:text-properties officeooo:rsid="00103da3" officeooo:paragraph-rsid="00252d65"/>
    </style:style>
    <style:style style:name="T1" style:family="text">
      <style:text-properties officeooo:rsid="0011fb91"/>
    </style:style>
    <style:style style:name="T2" style:family="text">
      <style:text-properties officeooo:rsid="001333f6"/>
    </style:style>
    <style:style style:name="T3" style:family="text">
      <style:text-properties officeooo:rsid="0014580c"/>
    </style:style>
    <style:style style:name="T4" style:family="text">
      <style:text-properties officeooo:rsid="00160a5b"/>
    </style:style>
    <style:style style:name="T5" style:family="text">
      <style:text-properties officeooo:rsid="00173b54"/>
    </style:style>
    <style:style style:name="T6" style:family="text">
      <style:text-properties officeooo:rsid="0017479e"/>
    </style:style>
    <style:style style:name="T7" style:family="text">
      <style:text-properties style:text-underline-style="solid" style:text-underline-width="auto" style:text-underline-color="font-color" fo:font-weight="bold" style:font-weight-asian="bold" style:font-weight-complex="bold"/>
    </style:style>
    <style:style style:name="T8" style:family="text">
      <style:text-properties style:text-underline-style="solid" style:text-underline-width="auto" style:text-underline-color="font-color" fo:font-weight="bold" officeooo:rsid="0014580c" style:font-weight-asian="bold" style:font-weight-complex="bold"/>
    </style:style>
    <style:style style:name="T9" style:family="text">
      <style:text-properties style:text-underline-style="solid" style:text-underline-width="auto" style:text-underline-color="font-color" fo:font-weight="bold" officeooo:rsid="0017479e" style:font-weight-asian="bold" style:font-weight-complex="bold"/>
    </style:style>
    <style:style style:name="T10" style:family="text">
      <style:text-properties style:text-underline-style="solid" style:text-underline-width="auto" style:text-underline-color="font-color" fo:font-weight="bold" officeooo:rsid="0018d236" style:font-weight-asian="bold" style:font-weight-complex="bold"/>
    </style:style>
    <style:style style:name="T11" style:family="text">
      <style:text-properties officeooo:rsid="0018d236"/>
    </style:style>
    <style:style style:name="T12" style:family="text">
      <style:text-properties officeooo:rsid="001c4c5b"/>
    </style:style>
    <style:style style:name="T13" style:family="text">
      <style:text-properties officeooo:rsid="001d7ac8"/>
    </style:style>
    <style:style style:name="T14" style:family="text">
      <style:text-properties officeooo:rsid="0022d211"/>
    </style:style>
    <style:style style:name="T15" style:family="text">
      <style:text-properties fo:font-weight="bold" officeooo:rsid="0018d236"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 <text:span text:style-name="T3">Différentes pages</text:span></text:p>
      <text:p text:style-name="P1"/>
      <text:p text:style-name="P1"><text:tab/>L'application possédera en tout et pour tout cinq pages :</text:p>
      <text:p text:style-name="P1"/>
      <text:p text:style-name="P1">- <text:span text:style-name="T7">Page d’accueil </text:span>: La page est la première page sur lequel un utilisateur aura accès. Le joueur pourra ainsi se connecter sur le site s'il possède déjà un compte sinon il pourra s'inscrire. On retrouvera aussi un lien vers un PDF des règles du jeu de carte Pokémon.</text:p>
      <text:p text:style-name="P1"/>
      <text:p text:style-name="P1">- <text:span text:style-name="T7">Formulaire d'inscription </text:span>: Lorsque que le joueur cliquera sur s'inscrire au jeu, il arrivera alors sur un formulaire d'inscription ou il devra remplir les champs suivant : Nom, Prénom, Adresse Mail, Pseudo, Mot de passe , Confirmation de mot de passe.</text:p>
      <text:p text:style-name="P1"/>
      <text:p text:style-name="P1">- <text:span text:style-name="T7">Page jeu :</text:span> Une fois que le joueur sera connecté il arrivera sur la fenêtre Jeu. <text:span text:style-name="T1">A partir de cette page, le joueur pourra Accéder aux règles du jeu, créer son propre deck, voir les joueurs connectes avec une fonction de trie qui permet de voir uniquement ses amis, le joueur pourra ainsi lancer un combat contre un joueur aléatoire ou bien contre un amis.</text:span></text:p>
      <text:p text:style-name="P2">On pourra ajouter un joueur dans notre liste d'amis, il y aura une pop-up <text:span text:style-name="T2">pour valider l'ajout d'un ami.</text:span></text:p>
      <text:p text:style-name="P3">Pour lancer un combat contre un amis, on aura une pop-up pour confirmer le lancement du combat contre cet ami.</text:p>
      <text:p text:style-name="P1"/>
      <text:p text:style-name="P1">- <text:span text:style-name="T8">Page de combat :</text:span><text:span text:style-name="T3"> La page du combat sera composer de différents éléments :</text:span></text:p>
      <text:p text:style-name="P1"/>
      <text:p text:style-name="P1"><text:tab/>- <text:span text:style-name="T3">Présence d'une marge sur le coté gauche de l'écran ou l'on retrouvera, le pseudo du joueur qui doit jouer sont tour de jeu, un chronomètre pour avoir la durée du combat, ainsi qu'un bouton pour abandonner le combat.</text:span></text:p>
      <text:p text:style-name="P1"><text:line-break/><text:tab/>- <text:span text:style-name="T6">Lors d'un abandon, il y a apparition d'une pop-up pour valider l'abandon.</text:span></text:p>
      <text:p text:style-name="P1"/>
      <text:p text:style-name="P1"><text:tab/>- <text:span text:style-name="T4">L'écran et ainsi partagé en deux, la partie basse correspond à l'écran du joueur et la partie haute correspond à l'adversaire.</text:span></text:p>
      <text:p text:style-name="P1"/>
      <text:p text:style-name="P1"><text:tab/>- <text:span text:style-name="T5">Partie inférieur de l'écran :</text:span></text:p>
      <text:p text:style-name="P1"><text:tab/><text:tab/>- <text:span text:style-name="T5">Dans le coin supérieur droit, on retrouvera le deck ainsi que le nombre de cartes restantes, et une la zone de défausse.<text:line-break/><text:tab/><text:tab/>- Dans le coin supérieur gauche, on aura les cartes récompenses avec le nombre de cartes restantes.<text:line-break/><text:tab/><text:tab/>- Au centre de l'écran, nous aurons le banc ainsi que la carte active.<text:line-break/><text:tab/><text:tab/>- Dans le coin inférieur gauche, on aura la main du joueur, la main s'affichera lors du passage de cette zone.</text:span></text:p>
      <text:p text:style-name="P1"/>
      <text:p text:style-name="P1"><text:line-break/><text:tab/>- Partie supérieur de l'écran :<text:line-break/><text:tab/><text:tab/>- Au centre de l'écran, on aura <text:span text:style-name="T6">le banc et la carte active de l'adversaire.<text:line-break/><text:tab/><text:tab/>- Dans le coin supérieur gauche, on trouvera le nombre de cartes récompenses restantes.</text:span></text:p>
      <text:p text:style-name="P1"/>
      <text:p text:style-name="P1"><text:line-break/><text:line-break/><text:line-break/><text:line-break/><text:line-break/><text:soft-page-break/>- <text:span text:style-name="T9">Page gestion du deck :</text:span></text:p>
      <text:p text:style-name="P1"><text:line-break/><text:tab/>- <text:span text:style-name="T11">Partie « Création du deck »:<text:line-break/><text:tab/><text:tab/>- Une marge sur la gauche permettant de trier la liste par cartes énergies, dresseurs ou bien Pokémon.<text:line-break/><text:tab/><text:tab/>- Une barre de recherche permettant de rechercher une carte précise dans la liste. Possibilité d'avoir un aperçu de la carte sur le cote en cliquant dessus.<text:line-break/><text:tab/><text:tab/>- Bouton permettant d'ajouter une carte de la liste dans notre deck.<text:line-break/><text:line-break/><text:tab/>- Partie « Ton deck » :<text:line-break/><text:tab/><text:tab/>- Une marge sur la gauche permettant de trier le deck par cartes énergies, dresseurs ou bien Pokémon.<text:line-break/><text:tab/><text:tab/>- Trois options seront possibles sur le deck : enregistrer le deck, tout sélectionner, supprimer la selection. Le nombre de cartes contenus dans le deck sera indiqué.<text:line-break/><text:tab/><text:tab/>- Les cartes seront listées et nous pourront en sélectionner pour les enlever du deck.<text:line-break/><text:line-break/>- </text:span><text:span text:style-name="T10">Page administration :</text:span><text:span text:style-name="T11"><text:line-break/><text:tab/><text:tab/></text:span></text:p>
      <text:p text:style-name="P1"><text:line-break/><text:line-break/><text:span text:style-name="T12">Fonctionnement :</text:span></text:p>
      <text:p text:style-name="P1"/>
      <text:p text:style-name="P1"><text:span text:style-name="T12">1) Navigation sur le site</text:span></text:p>
      <text:p text:style-name="P1"><text:line-break/><text:tab/><text:span text:style-name="T13">Quand le joueur rentre sur le site, il arrive sur la page d'accueil. S'il possède déjà un compte il peut alors se connecter, sinon il doit se créer un compte via un formulaire. Il peut également consulter les règles du jeu des cartes Pokémon.<text:line-break/><text:line-break/><text:tab/>Une fois connecter sur le site, le joueur à alors accès au contenus du jeu. Il peut effectuer différentes action via cette page qui sont : la création ou modification de son deck, lancer un combat contre un ami ou bien un adversaire aléatoire étant bien connecté au site, le joueur à la possibilité d'ajouter un autre joueur en amis pour ainsi effecteur des combats entre eux. Le joueur peut également consulter les règles du jeu.</text:span></text:p>
      <text:p text:style-name="P1"/>
      <text:p text:style-name="P5"><text:tab/><text:span text:style-name="T14">Si le joueur clique sur le bouton « Gestion du deck », il arrive alors sur une page pour créer ou modifier son deck. Dans un premier temps, toute les cartes se chargent dans la zone en haut a gauche de la page prévus cet effet. Via les paramètres de filtrage présent dans la marge de gauche nous pouvons trier la liste pour n'afficher uniquement les cartes Pokémon, énergies ou bien dresseur.</text:span></text:p>
      <text:p text:style-name="P5"><text:span text:style-name="T14"><text:tab/>Il est possible d'effectuer un aperçu de la carte, pour voir plus facilement les caractéristiques de la carte. Pour cela il suffit uniquement de cliquer sur une carte présente dans la liste de carte, et nous avons cet aperçu qui se met en place <text:s/>a cote de la liste.</text:span></text:p>
      <text:p text:style-name="P5"/>
      <text:p text:style-name="P6"><text:span text:style-name="T14"><text:tab/>Pour créer son deck, le joueur peut ajouter des cartes à son deck depuis la liste de cartes qui se trouve juste au dessus. Lors de l'ajout d'une carte dans le deck, on visualise la carte dans la section deck, cela incrémente alors le nombre de cartes que contient le deck. Pour le deck nous avons le même système de trie qui est pour la liste des cartes.<text:line-break/><text:tab/>Pour modifier son deck, le joueur peut sélectionner une carte de son deck mais aussi choisir le nombre de cartes qu'il souhaite enlever.</text:span></text:p>
      <text:p text:style-name="P6"><text:span text:style-name="T14"><text:tab/> <text:s text:c="64"/></text:span></text:p>
      <text:p text:style-name="P1"><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07T09:34:05.796000000</meta:creation-date>
    <dc:date>2016-06-07T15:37:48.302000000</dc:date>
    <meta:editing-duration>PT50M11S</meta:editing-duration>
    <meta:editing-cycles>5</meta:editing-cycles>
    <meta:generator>LibreOffice/4.4.3.2$Windows_x86 LibreOffice_project/88805f81e9fe61362df02b9941de8e38a9b5fd16</meta:generator>
    <meta:document-statistic meta:table-count="0" meta:image-count="0" meta:object-count="0" meta:page-count="2" meta:paragraph-count="24" meta:word-count="894" meta:character-count="5061" meta:non-whitespace-character-count="4066"/>
  </office:meta>
</office:document-meta>
</file>